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bac" officeooo:paragraph-rsid="00047bac"/>
    </style:style>
    <style:style style:name="P2" style:family="paragraph" style:parent-style-name="Standard">
      <style:text-properties officeooo:rsid="00063068" officeooo:paragraph-rsid="000630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i(P -Q) kalles impedance fase vinkelen.Hvorfor? Hva er impedance? </text:p>
      <text:p text:style-name="P2">Fase vinkelen mellom blodstrømsstrykket og strømningraten</text:p>
      <text:p text:style-name="P2"/>
      <text:p text:style-name="P2">phi(tau – Q) er fase vinkelen mellom veggfriksjonen ,tau, og strømningsraten, Q.</text:p>
      <text:p text:style-name="P2"/>
      <text:p text:style-name="P2">Nå igjen kommer noe jeg ikke frostår. Understreket på side 362. Men det sier I hvertfall at denne vinkelene phi(P- Q) er -45 for store arterier og 0 for vener. 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20:05:53.799770677</meta:creation-date>
    <dc:date>2015-07-09T01:35:24.99889486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56" meta:character-count="365" meta:non-whitespace-character-count="310"/>
  </office:meta>
</office:document-meta>
</file>